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color="#1f1f1f" loext:opacity="100%" style:font-name="Google Sans Text" fo:font-size="6pt" fo:font-weight="bold" style:font-size-asian="6pt" style:font-size-complex="6pt" loext:padding="0in" loext:border="none"/>
    </style:style>
    <style:style style:name="P2"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f1f1f" loext:opacity="100%" style:font-name="Google Sans Text" fo:font-size="6pt" style:font-size-asian="6pt" style:font-size-complex="6pt"/>
    </style:style>
    <style:style style:name="P3" style:family="paragraph" style:parent-style-name="Text_20_body">
      <style:paragraph-properties fo:margin-left="0in" fo:margin-right="0in" fo:line-height="114%" fo:orphans="2" fo:widows="2" fo:text-indent="0in" style:auto-text-indent="false"/>
      <style:text-properties fo:color="#444746" loext:opacity="100%" style:font-name="Google Sans Text" fo:font-size="6pt" style:font-size-asian="6pt" style:font-size-complex="6pt" loext:padding="0in" loext:border="none"/>
    </style:style>
    <style:style style:name="P4" style:family="paragraph" style:parent-style-name="Heading_20_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f1f1f" loext:opacity="100%" style:font-name="Google Sans Text" fo:font-size="6pt" fo:font-weight="bold" style:font-size-asian="6pt" style:font-size-complex="6pt" loext:padding="0in" loext:border="none"/>
    </style:style>
    <style:style style:name="P5" style:family="paragraph" style:parent-style-name="Horizontal_20_Line">
      <style:text-properties fo:font-size="6pt" style:font-size-asian="6pt" style:font-size-complex="6pt"/>
    </style:style>
    <style:style style:name="P6" style:family="paragraph" style:parent-style-name="Text_20_body" style:master-page-name="">
      <style:paragraph-properties fo:margin-left="0in" fo:margin-right="0in" fo:margin-top="0in" fo:margin-bottom="0.1665in" style:contextual-spacing="false" fo:line-height="114%" fo:orphans="2" fo:widows="2" fo:text-indent="0in" style:auto-text-indent="false" style:page-number="auto" fo:break-before="auto" fo:break-after="auto" fo:padding="0in" fo:border="none" fo:keep-with-next="auto"/>
      <style:text-properties fo:color="#1f1f1f" loext:opacity="100%" style:font-name="Google Sans Text" fo:font-size="6pt" style:font-size-asian="6pt" style:font-size-complex="6pt"/>
    </style:style>
    <style:style style:name="P7" style:family="paragraph" style:parent-style-name="Standard">
      <style:text-properties fo:font-size="6pt" style:font-size-asian="6pt" style:font-size-complex="6pt"/>
    </style:style>
    <style:style style:name="T1" style:family="text">
      <style:text-properties loext:padding="0in" loext:border="none"/>
    </style:style>
    <style:style style:name="T2" style:family="text">
      <style:text-properties fo:font-weight="bold" loext:padding="0in" loext:border="none"/>
    </style:style>
    <style:style style:name="T3" style:family="text">
      <style:text-properties fo:font-style="italic" loext:padding="0in" loext:border="none"/>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he Marshmallow Philosophy and Nutrition</text:h>
      <text:section text:style-name="Sect1" text:name="model-response-message-contentr_c4e554bfd03233d0">
        <text:p text:style-name="P2"><text:bookmark text:name="p-rc_35f17c9dcd852bb4-19"/><text:span text:style-name="T1">Baby, welcome back, baby. Oh, I mean, we got to talk. You know, we got to talk. Hope you're doing amazing. Today, I was rumaging through my cover. It's like a little rat. And I said, you know what? I think I'll help myself. Whoopsie. I think I'll help myself to little marshmallow. Sometimes you just need a a good marshmallow. You know what I mean? I've always loved raw marshmallows. So freaking good, baby. Oh my god. But so much sugar. So much sugar. These are pey as hell. These are pey as hell, man. Corn syrup, which is sugar from corn. Sugar. Dextrose. sugar. Modified corn starch, water, gelatin. Pretty good. Zero fat and some sugar. Okay, sounds good. Sign me up. I think I have one more.</text:span></text:p>
        <text:p text:style-name="P3">+4</text:p>
        <text:p text:style-name="P2"><text:bookmark text:name="p-rc_35f17c9dcd852bb4-20"/><text:span text:style-name="T1">So, would you like one here? I think I can afford one. I think I could forge you one, my brother. Go ahead. Nourish your soul. This ain't for the body, baby. This is for the soul. But honestly, the body will feel pretty good with sugar. I've told you guys this before. When I do fruits and sugar until noon, maybe even a little past noon. I feel really good. I feel real nice . orange juice, three dates in the morning, and then maybe a banana, some tangerines, uh, not tangerines, mandarins, just sugar until about noon, and then we start adding in the protein.</text:span></text:p>
        <text:p text:style-name="P3">+4</text:p>
        <text:p text:style-name="P2"><text:bookmark text:name="p-rc_35f17c9dcd852bb4-21"/><text:span text:style-name="T1">I really think for me if when I really am trying to lose weight, I got to cut down on eating damn six eggs a day with butter and a whole freaking Costco pound of beef. I got to stop that. It's just too much fat because I'm eating it with the rice and um it just never it just I never lose weight because it's so much fat and carbs, a lot of protein, a lot of nutrients, but it ain't working. I don't know why I can't lose weight. [laughter] Damn it, dude. But uh those marshmallows are real nice, let me tell you. I could just sit here and eat the damn whole bag. I think that would be like a fun video. Well, it would help me something to eat, you know, eating with your eating with your boys.</text:span></text:p>
        <text:p text:style-name="P3">+4</text:p>
        <text:h text:style-name="P4" text:outline-level="2">The Nashville Meetup and the Brotherhood</text:h>
        <text:p text:style-name="P2"><text:bookmark text:name="p-rc_35f17c9dcd852bb4-22"/><text:span text:style-name="T1">Real nice. Speaking about the boys, man, I lost my damn voice. I just came back from a Nashville meetup with the </text:span><text:span text:style-name="T2">Hythumals Brotherhood</text:span><text:span text:style-name="T1">. We had like 20 guys in our group come out from all over Arizona, Texas, Florida, Chicago. I drove with two guys from my state. They live about 30 minutes away from me. We packed up that bad boy and we just hit the road. We listened to five different genres of music. It was an amazing time. We were talking. It was beautiful. It was It was real nice. Smoked a few uh we bought a pack of </text:span><text:span text:style-name="T3">American Spirits</text:span><text:span text:style-name="T1">. Smoked a few just kind of a pre little pregame kind of build the hype. It was a really nice time, man.</text:span></text:p>
        <text:p text:style-name="P3">+4</text:p>
        <text:p text:style-name="P2"><text:bookmark text:name="p-rc_35f17c9dcd852bb4-23"/><text:span text:style-name="T1">And um we went out. Holy smokes, Nashville's crazy. Downtown Nashville. Nashville, first off, is a beautiful city. I had never been there. Maybe I'm lying because I have a grandmother, and I think she's dead now. I'm not sure, but I have a grandma on my dad's side. And I went out to Tennessee. I don't remember if it was Knoxville or Nashville when I was about 10. That was the last time I saw her, but I think it's not I think it's Nashville. But anyway, um Nashville was beautiful. You could tell a lot of tech coming in, a lot of big brand new buildings, all glass, beautiful street. You see the occasional hobo, the occasional homeless, but it wasn't crazy. It almost like he like just a random hobo for a day. Like he just became homeless. Like it's not there's not like a lot of homeless out there, you know what I mean? Like it's like this guy is a recent homeless. I saw one guy begging for money. The guy was like, "No, I got no money." So you just go got to smoke. But Nashville was good.</text:span></text:p>
        <text:p text:style-name="P3">+4</text:p>
        <text:h text:style-name="P4" text:outline-level="2">Broadway and the Halloween Incident</text:h>
        <text:p text:style-name="P2"><text:bookmark text:name="p-rc_35f17c9dcd852bb4-24"/><text:span text:style-name="T1">The thing was na Nashville is like a when you go out it's a main strip call it </text:span><text:span text:style-name="T2">Broadway</text:span><text:span text:style-name="T1">. So me and the boys we had two Airbnbs interlocked just right together. All right. We all had pretty much our own bunks. Um we go downtown and it's just this main strip kind of like Vegas and there's bars with like two to three different levels . on the bottom they're playing maybe some country music and then you go to the second bar and they're playing like house EDM. Third bar they're playing something else. Really cool. Really cool vibe. But just packed busy when we went on Halloween and it was uh it got freaky, you know, real freaky. Saw some freaky things. Man, let me just tell you, I was standing there. Me and a couple of the guys were standing there hanging out.</text:span></text:p>
        <text:p text:style-name="P3">+4</text:p>
        <text:p text:style-name="P2"><text:bookmark text:name="p-rc_35f17c9dcd852bb4-25"/><text:span text:style-name="T1">It's It's late into the night and this girl comes booking it out of nowhere, just like having fun like just booking it. And her friends running behind her and she hits this like this concrete pole with her leg and just trips and goes flying face first into the concrete. I'm looking at her as this happens and her [ __ ] tooth pops out, dude. I'm like, "Oh my god. Oh my god." I felt so bad for her. I felt I was like, "Oh my god, dude. Is she dead?" She stood there like I should lay there for 3 seconds and then she got up and I was like, "Oh my god, she's got to be so embarrassed. I know what she's going to do. She's going to book it." She did exactly that. she even know her tooth popped out. She starts walking away as fast as pos. I'm pretty sure she got a concussion. I'm pretty sure she got real discombobulated and needs to go get an MRI, go to the hospital.</text:span></text:p>
        <text:p text:style-name="P3">+4</text:p>
        <text:p text:style-name="P2"><text:bookmark text:name="p-rc_35f17c9dcd852bb4-26"/><text:span text:style-name="T1">But she got up cuz I can tell you I knew she was worried about too many cameras, worried about embarrassment. She got up, starts crossing the street fast and we're like, "Bro, what in the hell just happened? How does this happen?" So she comes, we're like, we're like looking around the area and we see your damn tooth, one of her these canines. And we, one of the guys like, "Dude, look at this shit." He picks it up. We put on the window seal and we see her come back about 10 minutes later, just uh a gaping hole in her mouth. And I was like, "It's going to be okay. You're going to make it through tonight. Just here's your tooth." I just handed her a tooth. Holy [ __ ] man. I just the seeing this happen, you know? I'm just standing there.</text:span></text:p>
        <text:p text:style-name="P3">+4</text:p>
        <text:h text:style-name="P4" text:outline-level="2">Pain as a Reality Check</text:h>
        <text:p text:style-name="P2"><text:bookmark text:name="p-rc_35f17c9dcd852bb4-27"/><text:span text:style-name="T1">I'm a little buzzed. And seeing this happen, what a stark contrast from the circus that was going on around me. All of a sudden, everyone dressed up, everyone having fun, everyone sort of just escaping from the monotony of life. And then here I am just sitting on the corn. I'm just sitting on the uh side of the building just like this. And out of the corner of my eye, this girl comes out all in her feminine happy glory and trips and boom, right on the concrete. Holy [ __ ] If that is not if that is not a wakeup call, a reality check tomorrow will be I was saying, dude, her anxiety the next day, you know, when you get that post hangover anxiety kind of floods your body, you're just like, what the [ __ ] is this anxiety? You got to ride the tiger. But that's going to be the worst ever. That's going to be the absolute worst ever. Wake up with a missing tooth. Can you imagine? </text:span></text:p>
        <text:p text:style-name="P3">+4</text:p>
        <text:p text:style-name="P2"><text:bookmark text:name="p-rc_35f17c9dcd852bb4-28"/><text:span text:style-name="T1">But the the contrast between the circus that we're in, this escape from normal monotonous life all of a sudden to someone getting their consciousness just ripped back to normal is almost too much to fathom. It's very bleak. It's very bleak. Holy smokes. The horrors that are are awaiting the horrors that are awaiting your consciousness, man this whole parade. There's a lot, you know, there's a lot to derive from that. I guess what I'm saying is like pain really wakes you up. </text:span><text:span text:style-name="T2">Pain wakes you up.</text:span><text:span text:style-name="T1"> It rips you out of the game. It rips you out of all the [ __ ] and that's the only thing you can focus on. Pain. Pain sucks.</text:span></text:p>
        <text:p text:style-name="P3">+4</text:p>
        <text:h text:style-name="P4" text:outline-level="2">Dealing with Physical and Emotional Suffering</text:h>
        <text:p text:style-name="P2"><text:bookmark text:name="p-rc_35f17c9dcd852bb4-29"/><text:span text:style-name="T1">And if you're in a place right now, man, where you got a lot of pain, I'm sorry for you. I'm praying for you. I hope you get better. I know that becomes the main focal point in your life. An injury, you know, I like I said, I got a little taste myself. I tore my chest and it's it's been weird, man. I can't do the stuff I love, you know? I can't train jiu-jitsu. I can't play disc golf. I can't lift heavy. I'm just like, what the [ __ ] man? It like really it almost you get so used to doing things in your life that kind of bring you a certain amount of joy and then when you can't do them kind of left to just, you know, that'll make you stoic [snorts] real fast is what I'm saying. or depressed, you know, or depressed. And you never want to kill yourself, man. You never want to kill yourself. You just want to have another cup of coffee. Amen, brother. Amen. Have a cup of coffee, smoke a cigar, smoke on it, and uh say, "God, your will be done in my life." </text:span></text:p>
        <text:p text:style-name="P3"><text:soft-page-break/>+4</text:p>
        <text:p text:style-name="P2"><text:bookmark text:name="p-rc_35f17c9dcd852bb4-30"/><text:span text:style-name="T1">But I know it gets tough. And I don't know, it just it's kind of like was just this shattering of an illusion like holy [ __ ] dude. This girl's about to I mean, she's about to chew glass, you know? She's about to get a wakeup call. Her whole life, this point of view, this consciousness, this female, this whole existence is about to get shifted in a way. She's going to be changed forever. She probably won't go out as much. [music] She probably won't drink as much. I bet you when she heals up that breakfast the next morning will taste sweeter than ever. She'll stop hanging out with her idiot friends. She [ __ ] Max tonight. And she had a she had a complete shift of reality, but she's going to have to lose a tooth. You know what I mean? She's going to have have to lose a tooth. And um life shapes you. Life makes you how you are.</text:span></text:p>
        <text:p text:style-name="P3">+4</text:p>
        <text:h text:style-name="P4" text:outline-level="2">Verbal Jiu-Jitsu and Conflict Resolution</text:h>
        <text:p text:style-name="P2"><text:bookmark text:name="p-rc_35f17c9dcd852bb4-31"/><text:span text:style-name="T1">It was also around this uh this like right after this happened. Actually, this was before this happened. There was these three guys, cool guys, but they were giving one of our members a little bit of [ __ ] They were talking about his costume, kind of just [ __ ] testing him, seeing, you know, hey man, why you wearing that? He was dressed as like a fed and he was a black guy. Anyway, they were causing a little bit of friction. I could tell I'm standing there just kind of watching the situation and you know I saw was getting a little heated. So I'm like, "Hey guys, he's cool, man. He's with me. He's with me. You know, he's with me." I was like, "We told him to wear that. Everything's cool. He's a good guy." He's like, "No." And they were like, "No, man." You know, no, no, no . kind of just keeping it going like, "All right, the [ __ ] is going on? I don't want to deal with this right now in my head, but I'm just staying like this. I'm just watching." You know, you got to watch. Just like the train, you see it, you stand back, and you watch. You observe, ready for action. Boom. You never know. You never know when you just might snap. But so, I'm watching. I'm watching. I'm hearing them out. I'm not getting emotional. I'm not say, "Hey, man. Come on. Go. Don't." I'm just, you know, he's cool, brother.</text:span></text:p>
        <text:p text:style-name="P3">+4</text:p>
        <text:p text:style-name="P2"><text:bookmark text:name="p-rc_35f17c9dcd852bb4-32"/><text:span text:style-name="T1">He's cool. Don't worry about it. And the guy looks at me. He's like, "You know what, man?" He's like, "Where have I seen you from? You look kind of familiar." And when he said that, I said, "Do you watch a lot of porn?" And he goes, "Hell no, dude. I ain't saying you're no porn star." I was like, you know, just a little joke. Kind of start the laughing. Use a little humor. Humor is always the best way. I don't know why, guys. I do not know why guys whenever they get tested like to immediately get super testy and and and act like there's a big old conflict that they need to step up to. I'm ready to die, [ __ ] You ain't ready to die. Shut the hell up. Make a joke.</text:span></text:p>
        <text:p text:style-name="P3">+4</text:p>
        <text:h text:style-name="P4" text:outline-level="2">The Crocodile Brain and Humour</text:h>
        <text:p text:style-name="P2"><text:bookmark text:name="p-rc_35f17c9dcd852bb4-33"/><text:span text:style-name="T1">So, there's a very good book on this, by the way. It really helped me in sales and I always knew this but it it put it into a beautiful way of looking at is like dude people have a </text:span><text:span text:style-name="T2">crocodile brain</text:span><text:span text:style-name="T1">. A lot of people do have crocodile brain and you know when they get in these conflicts and you come back like another crocodile just going it's going to set their alarms off. There's never going to be peace. So being the sagacious [ __ ] that you are, the way that you handle conflict is by especially with type A personalities is you use humor to deflect. </text:span><text:span text:style-name="T2">Humor is like verbal jiu-jitsu</text:span><text:span text:style-name="T1">, but it takes practice. If you're if you do it wrong, it could come off even worse. So you make the situation worse. So you got to, you know, you got to get used to speaking up. You can't be afraid of your own voice, afraid of what you find funny. You got to get used to using that funny bone. Anyway, you know, I said, "You watch a lot of porn?" </text:span></text:p>
        <text:p text:style-name="P3">+4</text:p>
        <text:p text:style-name="P2"><text:bookmark text:name="p-rc_35f17c9dcd852bb4-34"/><text:span text:style-name="T1">He goes, "Man, I ain't talking to you no porn star." He's like, "But I've seen you somewhere. I just He's like, "Where?" And he goes, "Wait a minute. Are you that [ __ ] maxer guy?" Dude, as soon as he said that, it was like the whole situation just got a fire extinguisher over it. He's like, "Dude, no way." He's like, "No way." He's I'm I'm like, "Oh god, thank God. Thank God." This is the best possible scenario for this circumstance. His buddies are like, "Oh, you know this guy." They're like He's like, "Yeah, man." He like pulls it up on YouTube. Holy [ __ ] I was like, "Oh my god, this is like peak outcome. This is the best outcome possible. Thank you, father." So, you know, that was amazing. That was awesome. I I just did not expect that to happen. But hey, it happened. We got through it.</text:span></text:p>
        <text:p text:style-name="P3">+3</text:p>
        <text:h text:style-name="P4" text:outline-level="2">The Natural Connection of Meetups</text:h>
        <text:p text:style-name="P2"><text:bookmark text:name="p-rc_35f17c9dcd852bb4-35"/><text:span text:style-name="T1">You know, I was I'm just telling you these stories in the meetup because it's always a big deal for me. You know, I love these a lot of these guys have become my good friends. I don't get to see them that often. We do about four meetups a year and this time it was a really big meetup. You know, we all we got a lot of good stories, a lot of awesome moments. We met up at a brewery. You know, it was there's always this like um this like kind of nervous excitement before you like someone's been in our group and you've got to know them, but you never seen them in person. And a lot of these guys have met each other, but some of them they never met. So, we went to a brewery brewery and you know, we go in there. It's like all everyone's there. It's [ __ ] awesome, man. And and we all got drinks. We're just hanging out talking.</text:span></text:p>
        <text:p text:style-name="P3">+1</text:p>
        <text:p text:style-name="P2"><text:bookmark text:name="p-rc_35f17c9dcd852bb4-36"/><text:span text:style-name="T1">It's so natural, too. It's like, man, like I've gotten to know you. Like, I now I'm just face to face with this. Is awesome. Incredible, dude. We got helicopter pilots. We got coders. We got We got freaking rock stars, man. It's amazing. It's like It's It's crazy. We got guys on boats, you know, guys in the Navy. It's It's awesome. So, a lot of good stories. One of the things that really what I really like doing was one of the last days we went to see the </text:span><text:span text:style-name="T2">World Series</text:span><text:span text:style-name="T1"> together. Not actually at the stadium, but we were in a brewery and they were playing Dodgers Blue Jays World Series.</text:span></text:p>
        <text:p text:style-name="P3">+4</text:p>
        <text:h text:style-name="P4" text:outline-level="2">The Best World Series Ever</text:h>
        <text:p text:style-name="P2"><text:bookmark text:name="p-rc_35f17c9dcd852bb4-37"/><text:span text:style-name="T1">Now, I played seven years of baseball, but I stopped watching. I stopped playing. I I didn't really paid any mind. But man, this game was like, if you like baseball at all, I don't know if you saw it. This is like the best World Series of all time. Like the best World Series of ever. It was that exciting. The Dodgers are down. I think Blue Jays had four points. Dodgers have one. And the way this thing popped off at the end. </text:span><text:span text:style-name="T2">Otani</text:span><text:span text:style-name="T1"> on the Dodgers just going in. Mudsy hitting a homer. Will Smith, not Will Smith that smacked his wife, the one that smacked the ball. just [ __ ] sent that [ __ ] over the over the the the wall. I mean, it was crazy.</text:span></text:p>
        <text:p text:style-name="P3">+4</text:p>
        <text:p text:style-name="P2"><text:bookmark text:name="p-rc_35f17c9dcd852bb4-38"/><text:span text:style-name="T1">This catch, a a deciding catch hit to the outfield. Two guys almost collide. He almost knocked his teammate out. He caught it. It goes into overtime. Holy [ __ ] dude. The whole place was hype. Me and Fabian and Jack and Grant from Canada were there and we were like, we were drinking apple cers and we were just like looking at each other like this. Bro, Fabian's in my ear. Like that um one meme where the the guy's in the stands talking to the hot girl, the blonde. He's like, "Dude, hear this. Hear me out on this." Fabian's like, "Bro, look at Otani right now. Look at Otani right now. He's so hyped. He's so [ __ ] hyped. Oh my god, bro. This is amazing. This is the best World Series ever." I'm just like I'm just like this. I was locked in. We were all locked in. Grant got a little pissed cuz he's from Canada and he wanted the Blue Jays to win. Sorry, Bucko, if you're watching this, you know, hate to see you sad, but uh go USA. Anyway, what a freaking game.</text:span></text:p>
        <text:p text:style-name="P3">+4</text:p>
        <text:h text:style-name="P4" text:outline-level="2">The Spirit of Baseball</text:h>
        <text:p text:style-name="P2"><text:bookmark text:name="p-rc_35f17c9dcd852bb4-39"/><text:span text:style-name="T1">I was so pumped. And I know all all of the uh the beta males like to, oh dude, sports are for plebs. Dude, these are the peak athletes. Watch one game in the World Series. You know how many games these baseball players play? If you hate baseball, baseball's such a good sport. It really is such a good sport. If you really just look at these guys, it is it's pure </text:span><text:span text:style-name="T2">thumos</text:span><text:span text:style-name="T1">. It's pure. It's just men in these uniforms. The whole team, the dugout is just watching one man step up to bat. Focus on another guy throwing a target at him 100 miles an hour . your whole team rooting one man on to see if he can hit a moving target out of the freaking park.</text:span></text:p>
        <text:p text:style-name="P3">+4</text:p>
        <text:p text:style-name="P2"><text:bookmark text:name="p-rc_35f17c9dcd852bb4-40"/><text:soft-page-break/><text:span text:style-name="T1">When you're on the field, every man on the team has a duty to withhold and upstand. And if you don't do that, you let everyone down. You you cause your team to lose and fail. If there's not a more American game, I don't know what is if that's not America. I don't what other sport is that American and it it just the camaraderie, the there's athleticism, the stealing of bases. I mean, it just it's just a good game. It's just a good game. It's And we were there. We were there to witness history. That's a historical game, dude. I'm telling you. Watch the highlights. You probably you really enjoy it. That [ __ ] was hype.</text:span></text:p>
        <text:p text:style-name="P3">+4</text:p>
        <text:h text:style-name="P4" text:outline-level="2">Shame and Forgiveness</text:h>
        <text:p text:style-name="P2"><text:bookmark text:name="p-rc_35f17c9dcd852bb4-41"/><text:span text:style-name="T1">So, back to what I was saying though about pain, you know, I know a lot of people deal with pain, but the thing about pain is maybe it's not most of our life. What often times we got to deal with is really this loss of joy. this loss of joy. I'm telling you, like, dude, the more This is what's happening. This is what's happening. They want you to be filled with shame. Like, whenever you [ __ ] up in life, if you got shame on your back, you know how much of a burden that is? You How are you operating with shame? How are you free? How would when you're carrying around shame, dude? You really are like like polluting the well. you're polluting everyone else.</text:span></text:p>
        <text:p text:style-name="P3">+4</text:p>
        <text:p text:style-name="P2"><text:bookmark text:name="p-rc_35f17c9dcd852bb4-42"/><text:span text:style-name="T1">So, you got to forgive yourself because really like if you don't hurt anyone physically, you want to be a righteous dude, but you know what's all this shame. So, you got to let that [ __ ] go, dude. Nothing is that bad. We are men. The spirit of man is is kind of uh like an orangutang, you know, that that Jenangis Khan, that that spirit of the warrior, that freaking testy highal spirit. It sometimes gets you into trouble and a lot of times you get your teeth knocked out and you go back to the drawing board and you're like, you know what, I got to be more righteous. I other people are looking up to me to maintain a sort of standard. Other people are looking up to me to watch their backs. I got to be better. And you get that through learning, man. You get that through experience. It's not always there right away. That's part of getting older. It's part of maturing and growing up.</text:span></text:p>
        <text:p text:style-name="P3">+4</text:p>
        <text:h text:style-name="P4" text:outline-level="2">The Algorithmic Hell</text:h>
        <text:p text:style-name="P2"><text:bookmark text:name="p-rc_35f17c9dcd852bb4-43"/><text:span text:style-name="T1">But what's the shame? Eliminate the shame from your life. But then what else I see is is like we got all these people with shame that are living with this sort of algorithmic hell like getting their joy has been wiped out of them. Their consciousness sees too much. We we've got to this place, man. We see too much. We ruminate way too much. Way too much time in our hands. We We try to focus on this this game that was set up for us by the world and it depresses us, dude, because it's a world that is void of joy. These algorithmic pulls that we get, you know, pulled apart by. Is this really joy? </text:span></text:p>
        <text:p text:style-name="P3">+3</text:p>
        <text:p text:style-name="P2"><text:bookmark text:name="p-rc_35f17c9dcd852bb4-44"/><text:span text:style-name="T1">Is this really how you want to spend your life in this little cocoon of just doom scrolling and hearing other people's opinions? I'm telling you, they say death by a thousand cuts. That [ __ ] makes you skitso by a thousand voices. It's a thousand voices. It's a thousand little videos that you don't give nothing no damn about. I'm big on this right now. We're like, you want to return to joy. You want to do fun stuff. If someone asked you, "What do you enjoy?" What would you tell them? Do you even know what you enjoy? Or has your whole life sort of just falling into this meandering, this shuffling of your feet. That's no way to live, man.</text:span></text:p>
        <text:p text:style-name="P3">+4</text:p>
        <text:h text:style-name="P4" text:outline-level="2">The Childhood State and Simple Joys</text:h>
        <text:p text:style-name="P2"><text:bookmark text:name="p-rc_35f17c9dcd852bb4-45"/><text:span text:style-name="T1">You know, this is the life of a short bus andor to go out there to explore, to find things that inspire you. That way, you can be rejuvenated. You can have your intuition guiding you. You feel like you have weight in this world. You know, when we're little kids, dude, what do we like to do? We Dude, eat the We Oh, you know what's so fun? You eat the damn marshmallow. You make one for your friends. You You share a bowl of cereal with your brothers and sisters. You go to the store. Hey, Hannah, Tim, you want to pick out some uh let's get this cereal? You kind of argue about which one's best? Like, no, you got to try this, man. You get excited. real excited about the Disney shows. Remember that? So, Raven, remember </text:span><text:span text:style-name="T3">Sweet Life of Zach and Cody</text:span><text:span text:style-name="T1">? You're super excited.</text:span></text:p>
        <text:p text:style-name="P3">+4</text:p>
        <text:p text:style-name="P2"><text:bookmark text:name="p-rc_35f17c9dcd852bb4-46"/><text:span text:style-name="T1">Playing different games, firing up </text:span><text:span text:style-name="T3">Mario Kart</text:span><text:span text:style-name="T1">, your friends coming over, this simple life, going to </text:span><text:span text:style-name="T3">Blockbuster</text:span><text:span text:style-name="T1">, you know, with your family and pick out a movie, pick out one game. You don't even know if it's good or not. You don't watch any trailers. You just went in there, picked that thing out, came back, sat down with the family, fired up the popcorn, fired up the DVD player, pressed play, bada bing, bada boom, here we are enjoying a great movie together, a simple time. And nowadays, you know what? What they want to do is fill you with shame. They want to make you feel like a a failure if you're not always disciplined. But not even that, you you don't even there's discipline without any joy, without any reward.</text:span></text:p>
        <text:p text:style-name="P3">+4</text:p>
        <text:h text:style-name="P4" text:outline-level="2">Recommendations for Slowing Down</text:h>
        <text:p text:style-name="P2"><text:bookmark text:name="p-rc_35f17c9dcd852bb4-47"/><text:span text:style-name="T1">Dude, I I'm telling you like big time, it's better I think it's better to just play a damn video game. And what I recommend is go pick out a video game. Like it can be new, but you kind of want something that's not just just ripping your dopamine like you or your attention like oh loot this box, loot this like war zone or or </text:span><text:span text:style-name="T3">Fortnite</text:span><text:span text:style-name="T1">. It could be fun with friends for sure, but like whatever. Just play whatever you find interesting. I fired up </text:span><text:span text:style-name="T3">Battlefield 1</text:span><text:span text:style-name="T1"> the other day. I was like, "Man, let me let me tap into this for a little bit." Had a great time. Played an hour. I was like, "Man, this is freaking awesome." We were playing on uh C9 Desert, I think it's called. Peak.</text:span></text:p>
        <text:p text:style-name="P3">+4</text:p>
        <text:p text:style-name="P2"><text:bookmark text:name="p-rc_35f17c9dcd852bb4-48"/><text:span text:style-name="T1">Me and my girl, we've been going to the library, just picking out DVD, picking out some books. Okay. We watched </text:span><text:span text:style-name="T3">Signs</text:span><text:span text:style-name="T1"> the other day. What a freaking classic is that when I was a kid, signs like horrified me. I don't know why I watched it again. I was like, "Oh, I see why I was I actually see why I was terrified." Cuz that is a creepy ass alien. Just slowing down, man. Slowing down in that entertainment regard. Like, like the joy like real joy. I think that's what we're kind of dealing with here is what is the human experience? </text:span></text:p>
        <text:p text:style-name="P3">+4</text:p>
        <text:h text:style-name="P4" text:outline-level="2">The Renaissance of Humanity</text:h>
        <text:p text:style-name="P2"><text:bookmark text:name="p-rc_35f17c9dcd852bb4-49"/><text:span text:style-name="T1">What makes us fulfilled? We're at a very weird time. Look, the internet gave us a lot of possibilities to experience joy and friendships and different adventures, but we're at a point where it's almost surmounted to this place of too much, too much slop, too much nonsense, too many things that are not human. And people are like, "Oh man, the AI antichrist coming, you know, we're going to be in the virtual reality, the matrix." I like to entertain that theory, but what I really think is ultimately going to happen is that humanity prevails. I'm very positive on this outlook because I believe that we'll always have the thing that makes us human, which is other humans, which is enjoyment with other humans and stories and myth.</text:span></text:p>
        <text:p text:style-name="P3">+3</text:p>
        <text:p text:style-name="P2"><text:bookmark text:name="p-rc_35f17c9dcd852bb4-50"/><text:span text:style-name="T1">And I don't think that the AI will ever be able to give us that thing that satiates our souls. So I I I think with good art as well, with good media, with good movies and shows and games, I think what will happen is it will go, but then there will be a massive bubble, a massive pop, a massive decline where what is human will ultimately stand out and prevail. That's my theory. We'll enter a sort of new renaissance period and it maybe just start in the little corners. We might not even be alive for it. Maybe that's maybe we got to ride the tiger, you know what I'm saying? A bit longer. Maybe we really do. But ultimately, I think that there will be a </text:span><text:span text:style-name="T2">Renaissance 2.0</text:span><text:span text:style-name="T1"> where creation, the arts, humanity, the third space is is ultimately what's important. The family um because those are all human things that bring us back.</text:span></text:p>
        <text:p text:style-name="P3">+4</text:p>
        <text:h text:style-name="P4" text:outline-level="2">The Call to Courage and the Wild</text:h>
        <text:p text:style-name="P2"><text:bookmark text:name="p-rc_35f17c9dcd852bb4-51"/><text:span text:style-name="T1">So, be careful about riding off every bit of entertainment in treat yourself. Treat yourself. Eat the damn marshmallow. Eat a pint of ice cream. Blast bicep curls. Okay? Do have fun, man. Watch a good movie. Hang out with your friends. Have a beer with your buddies. Go out. Go to a baseball game. Watch go to a brewery, man. You know how cool breweries are with your boys? It's amazing. But it's all up to you because everyone's feeling this right now. Every </text:span><text:soft-page-break/><text:span text:style-name="T1">single person in this earth knows that something is kind of tickling them in the back. Something is going on underneath. It's a weird static and it's it's like, man, what is this? What is this? Who am I going to be from here? What am I going to let into my life from here? </text:span></text:p>
        <text:p text:style-name="P3">+4</text:p>
        <text:p text:style-name="P2"><text:bookmark text:name="p-rc_35f17c9dcd852bb4-52"/><text:span text:style-name="T1">The hardest thing I remember in my life was feeling this weight of despair, you know, especially around this time of year. This despair feeling sitting in my house. It's cold. I felt like, man, what the [ __ ] is the point of this? And right there, if you've had that thought, which I'm sure you have, you got to catch yourself because what is happening is the whale is being poisoned. Dude, the the consciousness has got to a place where it's even allowed to focus on such stupid questions. There is so much joy to be experienced in this life. There are so many so many amazing ways to find meaning in life without having to think your way into it. But you really got to </text:span><text:span text:style-name="T2">return max</text:span><text:span text:style-name="T1"> your way through. You got to stop looking what everyone else says and what what everything else is telling you.</text:span></text:p>
        <text:p text:style-name="P3">+4</text:p>
        <text:p text:style-name="P2"><text:bookmark text:name="p-rc_35f17c9dcd852bb4-53"/><text:span text:style-name="T1">You got to stop all this rumination. You know, a lot of us are like like imagine a tiger or a lion in a zoo. If all you have to do all day is pace back and forth, of course you're going to think, "Man, [ __ ] is this zoo? Look at all these idiots. Where are my Where's my kin? Where is my family? I miss the wild." And that's like many of us. We're in the zoo. We're in the We're in this prison that we've put ourselves in willingly, you know, cuz we give up. And we've also been led. I'm not I'm not saying we haven't the again the algorithmic pull, the confines of the the algorithm and this and that. so much noise. But the whole time, you know, the gates actually open. The gate for the lion is open. And all it takes is for a man in his life to be like, you know what? I'm going to have courage and I'm going to go back into the wild. Even if you feel like you've been domesticated, even if you feel like you've chased security and comfort, you can always have a bit more wild and become a bit more wild at heart and be less shameful for who you are, which is a lion, which is a man.</text:span></text:p>
        <text:p text:style-name="P3">+2</text:p>
        <text:h text:style-name="P4" text:outline-level="2">Walking by Faith and Creating the Meta</text:h>
        <text:p text:style-name="P2"><text:bookmark text:name="p-rc_35f17c9dcd852bb4-54"/><text:span text:style-name="T1">And you can go and see what this life has has to offer. But it takes courage. It takes faith. All right? And you know this what happens is a lot of times we have this when we're young I had this but somewhere along the line I started questioning myself and that's when I fell into despair. I started using my mind too much and really it was a corruption of thought. I was so trying to chase security and chase like a certainty. I needed to be certain. But when I when I realized I got some of that security and certainty in my life, I started to lose the very drive that got me there in the first place. When I made that my God, I got declawed and defanged as a lion.</text:span></text:p>
        <text:p text:style-name="P3">+4</text:p>
        <text:p text:style-name="P2"><text:bookmark text:name="p-rc_35f17c9dcd852bb4-55"/><text:span text:style-name="T1">And so it's really I don't need all of these material things. I don't need all of this certainty. I don't need to know how things are going to play out. I need to walk by faith and have </text:span><text:span text:style-name="T2">dumos</text:span><text:span text:style-name="T1"> and courage. That's what's most important. And from there, you just ride the short bus. You drift the damn thing. Windows open. Zippity dudah. </text:span><text:span text:style-name="T2">Ride the freaking tiger, baby.</text:span><text:span text:style-name="T1"> That's it, man. That's it. Because at the end of the day, when it's the end of the day, we were all kids. We're all young boys and every young boy wants to know that he is capable. And maybe somewhere along the line you stop thinking or stop believing, stop knowing in your bones that you were capable. That sucks.</text:span></text:p>
        <text:p text:style-name="P3">+4</text:p>
        <text:p text:style-name="P2"><text:bookmark text:name="p-rc_35f17c9dcd852bb4-56"/><text:span text:style-name="T1">And that's when you feel like this life is too much to handle. This [ __ ] is too much to overcome. These these obstacles in your way are going to crush you. You got to get back to like, you know what? I'm gonna see what this is about. You were kids trying every little thing, putting your hands in on hot stoves, you know, hitting on the the girls, going play hide-and-seek, climbing the biggest tree, just getting [ __ ] rowdy cuz you were, let's see what this is all about. Let's see what this shit's about. Let's make it happen, you You know, and then we get older and everyone wants to look for the newest </text:span><text:span text:style-name="T2">MA</text:span><text:span text:style-name="T1">. What's the newest MA? I'mma follow this this this guy says this his his 10 rules for life, step-by-step guides. Everyone wants to come out with the new MA. Dude, [ __ ] max the meta.</text:span></text:p>
        <text:p text:style-name="P3">+4</text:p>
        <text:p text:style-name="P2"><text:bookmark text:name="p-rc_35f17c9dcd852bb4-57"/><text:span text:style-name="T1">The less you know about the current meta, the better you are for it. Because what happens is your ignorance of the meta allows you while everyone else is scheming out of like fear and they have this fearful ambition and and they're just always in their head. </text:span><text:span text:style-name="T2">the [ __ ] maxer.</text:span><text:span text:style-name="T1"> He does things out of fun, out of joy, follows his intuition, pushes the box, and out of that you create your own meta. You create your own brilliance. So brilliance is not this this state of in your head, this state of mind. </text:span><text:span text:style-name="T2">Brilliance is a state of being.</text:span><text:span text:style-name="T1"> How do you live? That's what it is, man. How do you live? Do you live cowardly or you do do you live with courage? Are you going to stay in that zoo or you going to exit? You're going to enter the wild. You're going to get a little more wild yourself. Start having a little more fun. Start going on some more hunts in your life. So, hey man, true glass. Breathe smoke. God bless you and I'll see you soon. Peace.</text:span></text:p>
        <text:p text:style-name="P3">+4</text:p>
        <text:p text:style-name="P5"/>
        <text:p text:style-name="P6">Would you like me to extract a list of the specific advice or "rules" mentioned in this transcript into a separate summary?</text:p>
      </text:section>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1.25in" fo:margin-bottom="1.25in" fo:margin-left="1.25in" fo:margin-right="1.2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7T11:47:46.758461400</meta:creation-date>
    <dc:date>2026-02-17T11:53:32.898015800</dc:date>
    <meta:editing-duration>PT5M45S</meta:editing-duration>
    <meta:editing-cycles>4</meta:editing-cycles>
    <meta:generator>LibreOffice/26.2.0.3$Windows_X86_64 LibreOffice_project/620$Build-3</meta:generator>
    <meta:document-statistic meta:table-count="0" meta:image-count="0" meta:object-count="0" meta:page-count="4" meta:paragraph-count="96" meta:word-count="6071" meta:character-count="30833" meta:non-whitespace-character-count="24852"/>
  </office:meta>
</office:document-meta>
</file>